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unning Head: The Chronology of Achievements by Xerox</text:p>
      <text:p text:style-name="Standard"/>
      <text:p text:style-name="Standard"/>
      <text:p text:style-name="Standard"/>
      <text:p text:style-name="P1">A CHRONOLOGY OF</text:p>
      <text:p text:style-name="P1">THE ACHIEVEMENTS </text:p>
      <text:p text:style-name="P1">OF XEROX THE COMPANY</text:p>
      <text:p text:style-name="P1"/>
      <text:p text:style-name="P1"/>
      <text:p text:style-name="P1"/>
      <text:p text:style-name="P1"/>
      <text:p text:style-name="P1"/>
      <text:p text:style-name="P1"/>
      <text:p text:style-name="P1">ARMANI WILLIS</text:p>
      <text:p text:style-name="P1">MERCY COLLEGE</text:p>
      <text:p text:style-name="P1"/>
      <text:p text:style-name="P1"/>
      <text:p text:style-name="P1"/>
      <text:p text:style-name="P1"/>
      <text:p text:style-name="P1"/>
      <text:p text:style-name="P1"/>
      <text:p text:style-name="P1"/>
      <text:p text:style-name="P1">ANJHEHlL 'O' DRONEZ</text:p>
      <text:p text:style-name="P1">OPERATIONS IN COMPUTING</text:p>
      <text:p text:style-name="P1">APRIL 4, 2017</text:p>
      <text:p text:style-name="P2"/>
      <text:p text:style-name="P2"><text:soft-page-break/></text:p>
      <text:p text:style-name="P2"><text:tab/><text:span text:style-name="T2">Abstract</text:span></text:p>
      <text:p text:style-name="P3"/>
      <text:p text:style-name="P3"/>
      <text:p text:style-name="P3"><text:tab/><text:tab/>This paper is an observation meant to list the chronology of important progresses made by Xerox the Company over its many years since the beginning of its operations. This includes their advances in technology, how they were first acquired, how they were implemented, and how these technologies turned into successes for the company.</text:p>
      <text:p text:style-name="P3"/>
      <text:p text:style-name="P3"><text:tab/><text:tab/>Xerox started in 1906 as the Haloid Photographic company. Its primary function was to manufacture, market, and sell paper and other equipment for photographic use. What seemed like a boring and dull future as such changed when its CEO (Joseph C Wilson) agreed to develop a dry writing process that he called Xerography. This process was developed by a long struggling physicist and psychic named Chester Carlson, who had already been turned down by several companies, and even his best friend, in the marketing of his idea. </text:p>
      <text:p text:style-name="P3"/>
      <text:p text:style-name="P3">Originally invented by a German statesman Georg Cristoph Lichtenberg, in 1778, it was a cumbersome and time consuming process, using a series of 18 different plates to duplicate a copy of a master plate. Over the many years, Carlson produced an electronic version, needing only 2 plates, 39 steps, and not requiring a master plate. </text:p>
      <text:p text:style-name="P3"/>
      <text:p text:style-name="P3">The original marketing of the idea was the Xerox 914. It applied 600 volts to a drum coated with electrostatic film (toner), which would deposit the ink directly onto ordinary paper. It served as a launching pad for many future innovations of that type that would then have allowed for the mass production of copies and prints for industrial, military, or office use. Out of this invention, the Xerox company was able to make millionaires of the investors who funded the research and development phase of this concept over many years. It changed the company name from Haloid to Xerox, and funded the Wilson center for Research and Technology. </text:p>
      <text:p text:style-name="P3"/>
      <text:p text:style-name="P3">In just 4 years, the amount of copies that could be generated per hour by newer versions jumped from 300 to 3600. This was the difference between the 1960s X914 and the 1964 Xerox 3600 duplicator, at this time, Xerox development had implemented a system that was an automatic feeder, sorter, perforator, and duplicator, all in the same process. Xerox had also begun selling faxcopiers, which allowed users to print and send documents through the existing phone services.</text:p>
      <text:p text:style-name="P3"/>
      <text:p text:style-name="P3">In the 1960s, the photocopy and duplications company partnered with University Microfilms, a company specializing in products for libraries, journals, and research editorials. This partnership was to last for 15 years until it was bought by Bell and Howel. It now exists as the independent company called ProQuest, which now also sells research journals and magazines from their databases. Xerox had also requisitioned Scientific Data Systems. <text:s/></text:p>
      <text:p text:style-name="P3"/>
      <text:p text:style-name="P3">Scientific Data Systems was an American Data Sciences Company founded in 1961 by veterans of previous computer science administrations. Its goal and purpose was to provide high end computing workstations for institutional and research developments. Carving out a sizeable niche in the American computer market early in its childhood, it quickly ventured out to produce many offshore facilities of the same title abroad. Some of their other notable achievements were increasing the proccessing speed of their computer chips by 10 times within 1 year, being among the first to implement a silicon based <text:soft-page-break/>computer chip, preloading computer language into their computers (in later models), and double reading optical disks. Soon after the time that SDS was sold to Xerox, the oil crises of the early 70s had cost xerox hundreds of millions of dollars. This left SDS without a stable parent company for investments in its research. and the SDS workstations were becoming unsustainably expensive. SDS went out of business in 1984.</text:p>
      <text:p text:style-name="P3"/>
      <text:p text:style-name="Standard"><text:span text:style-name="T3">As Xerox attempted to market the world's first color photocopier, its new CEO reported record sales, income, and revenue. After spreading the company throughout much of North America, the Xerox company introduced the Xerox 9200 series, which featured a copying speed of 7200 per hour. They received a blessing from the archdiocese of New York after claiming that their copier would have saved them decades of manual copying. In 1979, Xerox purchases Western Union International with the hopes of creating a trade for international communications. However, this company was a small branch of the much larger Western Union Company and Xerox later sold this company after 3 years to Microwave communications. </text:span></text:p>
      <text:p text:style-name="Standard"><text:span text:style-name="T3"/></text:p>
      <text:p text:style-name="Standard"><text:span text:style-name="T3">In 1970 as a division of xerox corporation, Palo Alto Research Labs was created and would grow to become the origin of many of Xerox's successful achievements. Although it was built 3000 miles away from Xerox, its close proximity to Stanford University allowed it to hire recent graduates of science to work at its labs. It was also built nearby the already fully established Stanford Research Institute Augmentation Research Center. This research center was able to transfer some of its senior department personnel over to PARL when its sustainment funding began failing. As the origin of Xerox's many successful technologies, it is also arguably the feature of Xerox that allowed it to transition from the photocopier field to the broader field of regular computing technologies. Today, PARL is a regular research facility specializing in research of many modern computer and marketing challenges.</text:span></text:p>
      <text:p text:style-name="Standard"><text:span text:style-name="T3"/></text:p>
      <text:p text:style-name="Standard"><text:span text:style-name="T3">Some of the less notable acquisitions of Xerox occurred when the photocopying and printing company attempted to purchase brokerage firms in an attempt to launch the Xerox financial services company. In 1984, One of its purchases was the Crum and Forster insurance company. It is a child company of Fairfax Financial Services, and is based solely in the United States. This partnership lasted 1 year, and in 1985, Xerox sold this company, University Microfilms, and other publishing companies. The Xerox Financial Services Company is now a supplier of office supplies including printers and perforators.</text:span></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 text:c="147"/><text:span text:style-name="MT1">Willis, Xerox </text:span><text:span text:style-name="MT1"><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17-04-06T21:09:31.78</meta:creation-date>
    <dc:date>2017-04-12T09:52:49.71</dc:date>
    <dc:creator>A W</dc:creator>
    <meta:editing-duration>PT21H43M8S</meta:editing-duration>
    <meta:editing-cycles>6</meta:editing-cycles>
    <meta:generator>OpenOffice/4.1.2$Win32 OpenOffice.org_project/412m3$Build-9782</meta:generator>
    <meta:document-statistic meta:table-count="0" meta:image-count="0" meta:object-count="0" meta:page-count="3" meta:paragraph-count="21" meta:word-count="991" meta:character-count="6338"/>
  </office:meta>
</office:document-meta>
</file>